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style:use-window-font-color="true" style:font-name="Liberation Serif" fo:font-size="12pt" fo:letter-spacing="normal" fo:font-style="normal" fo:font-weight="normal" officeooo:rsid="00189e91" officeooo:paragraph-rsid="001a4c47" style:font-size-asian="12pt" style:font-size-complex="12pt"/>
    </style:style>
    <style:style style:name="P2" style:family="paragraph" style:parent-style-name="Standard">
      <style:text-properties fo:font-variant="normal" fo:text-transform="none" style:use-window-font-color="true" style:font-name="Liberation Serif" fo:font-size="12pt" fo:letter-spacing="normal" fo:font-style="normal" fo:font-weight="normal" officeooo:rsid="001a4c47" officeooo:paragraph-rsid="001a4c47" style:font-size-asian="12pt" style:font-size-complex="12pt"/>
    </style:style>
    <style:style style:name="P3" style:family="paragraph" style:parent-style-name="Standard">
      <style:text-properties fo:font-variant="normal" fo:text-transform="none" style:use-window-font-color="true" style:font-name="Liberation Serif" fo:font-size="12pt" fo:letter-spacing="normal" fo:font-style="normal" fo:font-weight="bold" officeooo:rsid="00189e91" officeooo:paragraph-rsid="001a4c47" style:font-size-asian="12pt" style:font-weight-asian="bold" style:font-size-complex="12pt" style:font-weight-complex="bold"/>
    </style:style>
    <style:style style:name="P4" style:family="paragraph" style:parent-style-name="Standard">
      <style:text-properties fo:font-variant="normal" fo:text-transform="none" style:use-window-font-color="true" style:font-name="Liberation Serif" fo:font-size="12pt" fo:letter-spacing="normal" fo:font-style="normal" fo:font-weight="bold" officeooo:rsid="001a4c47" officeooo:paragraph-rsid="001a4c47" style:font-size-asian="12pt" style:font-weight-asian="bold" style:font-size-complex="12pt" style:font-weight-complex="bold"/>
    </style:style>
    <style:style style:name="P5" style:family="paragraph" style:parent-style-name="Standard">
      <style:text-properties style:use-window-font-color="true" style:font-name="Liberation Serif" fo:font-size="12pt" officeooo:rsid="00189e91" officeooo:paragraph-rsid="00189e91" style:font-size-asian="12pt" style:font-size-complex="12pt"/>
    </style:style>
    <style:style style:name="P6" style:family="paragraph" style:parent-style-name="Standard">
      <style:text-properties style:use-window-font-color="true" style:font-name="Liberation Serif" fo:font-size="12pt" officeooo:rsid="00189e91" officeooo:paragraph-rsid="0019d45a" style:font-size-asian="12pt" style:font-size-complex="12pt"/>
    </style:style>
    <style:style style:name="P7" style:family="paragraph" style:parent-style-name="Standard">
      <style:text-properties style:use-window-font-color="true" style:font-name="Liberation Serif" fo:font-size="12pt" officeooo:rsid="00189e91" officeooo:paragraph-rsid="001a4c47" style:font-size-asian="12pt" style:font-size-complex="12pt"/>
    </style:style>
    <style:style style:name="P8" style:family="paragraph" style:parent-style-name="Standard">
      <style:text-properties style:use-window-font-color="true" style:font-name="Liberation Serif" fo:font-size="12pt" officeooo:paragraph-rsid="0019d45a" style:font-size-asian="12pt" style:font-size-complex="12pt"/>
    </style:style>
    <style:style style:name="P9" style:family="paragraph" style:parent-style-name="Standard">
      <style:text-properties style:use-window-font-color="true" style:font-name="Liberation Serif" fo:font-size="12pt" officeooo:paragraph-rsid="001a4c47" style:font-size-asian="12pt" style:font-size-complex="12pt"/>
    </style:style>
    <style:style style:name="P10" style:family="paragraph" style:parent-style-name="Standard">
      <style:text-properties style:use-window-font-color="true" style:font-name="Liberation Serif" fo:font-size="12pt" officeooo:paragraph-rsid="001a82b3" style:font-size-asian="12pt" style:font-size-complex="12pt"/>
    </style:style>
    <style:style style:name="P11" style:family="paragraph" style:parent-style-name="Standard">
      <style:text-properties style:use-window-font-color="true" style:font-name="Liberation Serif" fo:font-size="12pt" officeooo:rsid="001a82b3" officeooo:paragraph-rsid="001a82b3" style:font-size-asian="12pt" style:font-size-complex="12pt"/>
    </style:style>
    <style:style style:name="P12" style:family="paragraph" style:parent-style-name="Standard">
      <style:text-properties style:use-window-font-color="true" style:font-name="Liberation Serif" fo:font-size="12pt" officeooo:rsid="001a82b3" officeooo:paragraph-rsid="001c30f8" style:font-size-asian="12pt" style:font-size-complex="12pt"/>
    </style:style>
    <style:style style:name="P13" style:family="paragraph" style:parent-style-name="Standard">
      <style:text-properties style:use-window-font-color="true" style:font-name="Liberation Serif" fo:font-size="12pt" officeooo:rsid="001c30f8" officeooo:paragraph-rsid="001c30f8" style:font-size-asian="12pt" style:font-size-complex="12pt"/>
    </style:style>
    <style:style style:name="P14" style:family="paragraph" style:parent-style-name="Standard">
      <style:text-properties style:use-window-font-color="true" style:font-name="Liberation Serif" fo:font-size="12pt" officeooo:rsid="001c74d3" officeooo:paragraph-rsid="001c74d3" style:font-size-asian="12pt" style:font-size-complex="12pt"/>
    </style:style>
    <style:style style:name="P15" style:family="paragraph" style:parent-style-name="Standard">
      <style:text-properties style:use-window-font-color="true" style:font-name="Liberation Serif" fo:font-size="12pt" fo:font-weight="bold" officeooo:rsid="00189e91" officeooo:paragraph-rsid="0019d45a" style:font-size-asian="12pt" style:font-weight-asian="bold" style:font-size-complex="12pt" style:font-weight-complex="bold"/>
    </style:style>
    <style:style style:name="P16" style:family="paragraph" style:parent-style-name="Standard">
      <style:text-properties style:use-window-font-color="true" style:font-name="Liberation Serif" fo:font-size="12pt" fo:font-weight="bold" officeooo:rsid="00189e91" officeooo:paragraph-rsid="001a4c47" style:font-size-asian="12pt" style:font-weight-asian="bold" style:font-size-complex="12pt" style:font-weight-complex="bold"/>
    </style:style>
    <style:style style:name="P17" style:family="paragraph" style:parent-style-name="Standard">
      <style:text-properties style:use-window-font-color="true" style:font-name="Liberation Serif" fo:font-size="12pt" fo:font-weight="bold" officeooo:rsid="001a82b3" officeooo:paragraph-rsid="001c30f8" style:font-size-asian="12pt" style:font-weight-asian="bold" style:font-size-complex="12pt" style:font-weight-complex="bold"/>
    </style:style>
    <style:style style:name="P18" style:family="paragraph" style:parent-style-name="Standard">
      <style:text-properties style:use-window-font-color="true" style:font-name="Liberation Serif" fo:font-size="12pt" fo:font-weight="bold" officeooo:rsid="001c30f8" officeooo:paragraph-rsid="001c30f8"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use-window-font-color="true" style:font-name="Liberation Serif" fo:font-size="14pt" fo:font-weight="bold" officeooo:rsid="00189e91" officeooo:paragraph-rsid="00189e91" style:font-size-asian="14pt" style:font-weight-asian="bold" style:font-size-complex="14pt" style:font-weight-complex="bold"/>
    </style:style>
    <style:style style:name="T1" style:family="text">
      <style:text-properties officeooo:rsid="00189e91"/>
    </style:style>
    <style:style style:name="T2" style:family="text">
      <style:text-properties fo:font-weight="bold" style:font-weight-asian="bold" style:font-weight-complex="bold"/>
    </style:style>
    <style:style style:name="T3" style:family="text">
      <style:text-properties fo:font-variant="normal" fo:text-transform="none" style:use-window-font-color="true" style:font-name="Liberation Serif" fo:font-size="12pt" fo:letter-spacing="normal" fo:font-style="normal" fo:font-weight="normal" officeooo:rsid="001a4c47" style:font-size-asian="10.5pt" style:font-size-complex="12pt"/>
    </style:style>
    <style:style style:name="T4" style:family="text">
      <style:text-properties fo:font-variant="normal" fo:text-transform="none" style:use-window-font-color="true" fo:font-size="12pt" fo:letter-spacing="normal" fo:font-style="normal" fo:font-weight="normal" officeooo:rsid="001a4c47" style:font-size-asian="10.5pt" style:font-size-complex="12pt"/>
    </style:style>
    <style:style style:name="T5" style:family="text">
      <style:text-properties fo:font-variant="normal" fo:text-transform="none" style:use-window-font-color="true" fo:letter-spacing="normal" fo:font-style="normal" fo:font-weight="normal" officeooo:rsid="001a4c47"/>
    </style:style>
    <style:style style:name="T6" style:family="text">
      <style:text-properties fo:font-variant="normal" fo:text-transform="none" fo:color="#444444" style:font-name="Verdana" fo:font-size="10.5pt" fo:letter-spacing="normal" fo:font-style="normal" fo:font-weight="normal"/>
    </style:style>
    <style:style style:name="T7" style:family="text">
      <style:text-properties fo:font-variant="normal" fo:text-transform="none" fo:color="#444444" style:font-name="Verdana" fo:font-size="10.5pt" fo:letter-spacing="normal" fo:font-style="normal" fo:font-weight="normal" officeooo:rsid="001a82b3"/>
    </style:style>
    <style:style style:name="T8" style:family="text">
      <style:text-properties fo:font-variant="normal" fo:text-transform="none" fo:color="#444444" fo:font-size="10.5pt" fo:letter-spacing="normal" fo:font-style="normal" fo:font-weight="normal"/>
    </style:style>
    <style:style style:name="T9" style:family="text">
      <style:text-properties fo:font-variant="normal" fo:text-transform="none" fo:color="#444444" fo:font-size="10.5pt" fo:letter-spacing="normal" fo:font-style="normal" fo:font-weight="normal" officeooo:rsid="001a82b3"/>
    </style:style>
    <style:style style:name="T10" style:family="text">
      <style:text-properties fo:font-variant="normal" fo:text-transform="none" fo:color="#444444" fo:letter-spacing="normal" fo:font-style="normal" fo:font-weight="normal"/>
    </style:style>
    <style:style style:name="T11" style:family="text">
      <style:text-properties fo:font-variant="normal" fo:text-transform="none" fo:color="#444444" fo:letter-spacing="normal" fo:font-style="normal" fo:font-weight="normal" officeooo:rsid="001a82b3"/>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normal" officeooo:rsid="001a4c47"/>
    </style:style>
    <style:style style:name="T15" style:family="text">
      <style:text-properties fo:font-variant="normal" fo:text-transform="none" fo:letter-spacing="normal" fo:font-style="normal" fo:font-weight="normal" officeooo:rsid="001a82b3"/>
    </style:style>
    <style:style style:name="T16" style:family="text">
      <style:text-properties officeooo:rsid="001a82b3"/>
    </style:style>
    <style:style style:name="T17" style:family="text">
      <style:text-properties officeooo:rsid="001c30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Guia #10 Instructoria</text:p>
      <text:p text:style-name="P5"/>
      <text:p text:style-name="P5"/>
      <text:p text:style-name="P6"><text:span text:style-name="T2">Catedrático:</text:span> Ing. Luis Barrera</text:p>
      <text:p text:style-name="P6"><text:span text:style-name="T2">Instructora:</text:span> Br. Jacqueline Magaña </text:p>
      <text:p text:style-name="P14">Est: Br <text:span text:style-name="T1">Meda Margueiz, Christian Eduardo <text:tab/><text:tab/></text:span><text:span text:style-name="T2">Carnet:</text:span>MM17017</text:p>
      <text:p text:style-name="P6"/>
      <text:p text:style-name="P15">Objetivos: </text:p>
      <text:p text:style-name="P6">- Aprender a utilizar Ansible</text:p>
      <text:p text:style-name="P6">- Conocer las funciones básicas de Ansible</text:p>
      <text:p text:style-name="P6">- Identificar la estructura de un playbook</text:p>
      <text:p text:style-name="P6"/>
      <text:p text:style-name="P15">Conceptos: </text:p>
      <text:p text:style-name="P6">Ansible:Es una herramienta muy popular, la cual nos permite automatizar el aprovisionamiento en la nube, manejo de configuraciones, los deploy de las aplicaciones. </text:p>
      <text:p text:style-name="P5"/>
      <text:p text:style-name="P6"><text:span text:style-name="T2">Actividad I</text:span></text:p>
      <text:p text:style-name="P6">- Describa y explique la difetencia entre las dos categorías de computadoras en Ansible</text:p>
      <text:p text:style-name="P6"/>
      <text:p text:style-name="P15">Nodo de control</text:p>
      <text:p text:style-name="P8"><text:span text:style-name="T1">Cualquier máquina con Ansible instalado. Puede ejecutar comandos y play-book, invocando / usr / bin / ansible o / usr / bin / ansible-playbook, desde cualquier nodo de control. Puede usar cualquier computadora que tenga Python instalado como nodo de control: las computadoras portátiles, los escritorios compartidos y los servidores pueden ejecutar Ansible. Sin embargo,</text:span></text:p>
      <text:p text:style-name="P6">no puede usar una máquina Windows como nodo de control. Puede tener múltiples nodos de control.</text:p>
      <text:p text:style-name="P6"/>
      <text:p text:style-name="P15">Nodos gestionados</text:p>
      <text:p text:style-name="P6">Los dispositivos de red (y / o servidores) que administra con Ansible. Los nodos gestionados también se denominan a veces "hosts"</text:p>
      <text:p text:style-name="P6"/>
      <text:p text:style-name="P6"/>
      <text:p text:style-name="P16">- Explique cómo es el funcionamiento de Ansible</text:p>
      <text:p text:style-name="P7"/>
      <text:p text:style-name="P7"><text:s/>Ansible permite automatizar el aprovisionamiento de software, gestionar configuraciones y desplegar aplicaciones. Lo hace con un controlador, que se encarga de organizar, manejar los nodos.</text:p>
      <text:p text:style-name="P7"/>
      <text:p text:style-name="P16">- Explique cómo es el funcionamiento de Ansible</text:p>
      <text:p text:style-name="P7"/>
      <text:p text:style-name="P1">Ansible permite diferentes formas de configuración, una podría ser mediante un solo fichero llamado playbook que contendría todos los parámetros para hacer una determinada tarea sobre un determinado grupo de servidores o mediante una estructura de directorios por cada proyecto separando los parámetros en ficheros, que luego nos permitirán importarlos desde otros playbooks.</text:p>
      <text:p text:style-name="P1"/>
      <text:p text:style-name="P3">- ¿Qué son los “Ansible module”?</text:p>
      <text:p text:style-name="P1"> Los módulos son las librerías que utiliza para controlar servicios, ficheros, paquetes o comandos.</text:p>
      <text:p text:style-name="P1"/>
      <text:p text:style-name="P4">- ¿Para qué utiliza Ansible las conexiones SSH?</text:p>
      <text:p text:style-name="P2"/>
      <text:p text:style-name="P2">Para conectarse con el host y realizar las disitintas configuraciones o ejecutar el playbook</text:p>
      <text:p text:style-name="P2"><text:soft-page-break/></text:p>
      <text:p text:style-name="P2"/>
      <text:p text:style-name="P4">- Defina los siguientes términos según Ansible:</text:p>
      <text:p text:style-name="P2"/>
      <text:p text:style-name="P9"><text:span text:style-name="T14">Ansible server: </text:span>es un herramienta que permite gestionar servidores a través de SSH</text:p>
      <text:p text:style-name="P9"/>
      <text:p text:style-name="P10"><text:span text:style-name="T16">Play: </text:span>mapea un grupo de host con unos determinados roles</text:p>
      <text:p text:style-name="P10"/>
      <text:p text:style-name="P10"><text:span text:style-name="T16">Task: </text:span><text:span text:style-name="T13">definiremos las tareas que se deben ejecutar en los hosts</text:span></text:p>
      <text:p text:style-name="P10"><text:span text:style-name="T13"/></text:p>
      <text:p text:style-name="P10"><text:span text:style-name="T15">Role: </text:span><text:span text:style-name="T13">Los roles son grupos de ficheros y tareas parecidos sobre un determinado grupo de hosts, por ejemplo, en el caso de la instalación de un LAMP podríamos tener un role para webserver y otro para dbserver.</text:span></text:p>
      <text:p text:style-name="P10"><text:span text:style-name="T15"/></text:p>
      <text:p text:style-name="P10"><text:span text:style-name="T15">Handler: </text:span><text:span text:style-name="T13">Son igual que las tareas pero solo se ejecutaran cuando otra tarea lo llame, los handlers se ejecutan siempre a final del playbook</text:span></text:p>
      <text:p text:style-name="P10"><text:span text:style-name="T13"/></text:p>
      <text:p text:style-name="P11"><text:span text:style-name="T13">Inventory: Una lista de nodos gestionados. A veces, un archivo de inventario también se denomina "archivo host". Su inventario puede especificar información como la dirección IP para cada nodo administrado. Un inventario también puede organizar nodos gestionados, creando y anidando grupos para facilitar el escalado.</text:span></text:p>
      <text:p text:style-name="P11"><text:span text:style-name="T13"/></text:p>
      <text:p text:style-name="P17"><text:span text:style-name="T12">-Describa los pasos para instalar </text:span></text:p>
      <text:p text:style-name="P12"><text:span text:style-name="T13"/></text:p>
      <text:p text:style-name="P12"><text:span text:style-name="T13">Actualmente Ansible se puede ejecutar desde cualquier máquina con Python 2 (versión 2.7) o Python 3 (versiones 3.5 y superiores) instaladas. Esto incluye Red Hat, Debian, CentOS, macOS, cualquiera de los BSD, etc. Windows no es compatible con el nodo de control.</text:span></text:p>
      <text:p text:style-name="P12"><text:span text:style-name="T13"/></text:p>
      <text:p text:style-name="P13"><text:span text:style-name="T13"/></text:p>
      <text:p text:style-name="P12"><text:span text:style-name="T13"><text:s/>Ansible:</text:span></text:p>
      <text:p text:style-name="P12"><text:span text:style-name="T13"><text:s/>sudo apt-get install software-properties-common </text:span></text:p>
      <text:p text:style-name="P12"><text:span text:style-name="T13">sudo apt-add-repository --yes --update ppa:ansible/ansible </text:span></text:p>
      <text:p text:style-name="P12"><text:span text:style-name="T13">sudo apt-get install ansible</text:span></text:p>
      <text:p text:style-name="P12"><text:span text:style-name="T13"/></text:p>
      <text:p text:style-name="P17"><text:span text:style-name="T12">- Defina que son los “Ansible playbook”</text:span></text:p>
      <text:p text:style-name="P12"><text:span text:style-name="T13">Describen configuraciones, despliegue, y orquestación en Ansible. - ¿Qué estructura utilizan los playbook? Tienen un formato YAML,</text:span></text:p>
      <text:p text:style-name="P12"><text:span text:style-name="T13"/></text:p>
      <text:p text:style-name="P18"><text:span text:style-name="T12">Actividad II</text:span></text:p>
      <text:p text:style-name="P12"><text:span text:style-name="T13"/></text:p>
      <text:p text:style-name="P17">-Mencione la función de los siguientes comandos:</text:p>
      <text:p text:style-name="P12"/>
      <text:p text:style-name="P12">ansible all -a "hostname" -f 1 </text:p>
      <text:p text:style-name="P12"/>
      <text:p text:style-name="P12">Esta es una manera simple de ejecutar comandos en remoto a un</text:p>
      <text:p text:style-name="P12">listado de servidores. Con el parámetro -f 1 el comando se ejecutara solo de uno en uno.</text:p>
      <text:p text:style-name="P12"/>
      <text:p text:style-name="P12">ansible all -m setup</text:p>
      <text:p text:style-name="P12"/>
      <text:p text:style-name="P12"><text:soft-page-break/><text:span text:style-name="T17">V</text:span>emos toda la información detallada de los servidores</text:p>
      <text:p text:style-name="P12"/>
      <text:p text:style-name="P12">ansible all -s -m apt -a "name=ntp state=installed” </text:p>
      <text:p text:style-name="P12"/>
      <text:p text:style-name="P12">Módulo apt, instalamos el servicio ntp en el listado de servidores. Establecemos el parámetro -s para ejecutarlo con permisos de súper usuario</text:p>
      <text:p text:style-name="P12"/>
      <text:p text:style-name="P12">ansible all -m stat -a "path=/etc/host" </text:p>
      <text:p text:style-name="P12"/>
      <text:p text:style-name="P12"><text:span text:style-name="T17">P</text:span>odemos ver toda la información de la siguiente ruta en</text:p>
      <text:p text:style-name="P12">todos los servidores</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06T21:12:48.072095088</meta:creation-date>
    <dc:date>2020-07-06T22:05:04.463693178</dc:date>
    <meta:editing-duration>PT10M45S</meta:editing-duration>
    <meta:editing-cycles>2</meta:editing-cycles>
    <meta:generator>LibreOffice/6.3.6.2$Linux_X86_64 LibreOffice_project/2196df99b074d8a661f4036fca8fa0cbfa33a497</meta:generator>
    <meta:document-statistic meta:table-count="0" meta:image-count="0" meta:object-count="0" meta:page-count="3" meta:paragraph-count="52" meta:word-count="650" meta:character-count="4239" meta:non-whitespace-character-count="3627"/>
  </office:meta>
</office:document-meta>
</file>